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ConnectionDataSourceProxy.setDefaultTransactionIsolation( int defaultTransactionIsol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ConnectionInvocationHandler.hasTar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ConnectionDataSourceProxy.setDefaultAutoCommit( boolean defaultAutoCom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ConnectionDataSourceProxy.afterProperties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zyConnectionDataSourceProxy.checkDefaultConnectionProperties( Connection c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zyConnectionDataSourceProxy.LazyConnectionDataSourceProxy( DataSource target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ConnectionInvocationHandler.LazyConnectionInvocationHandler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zyConnectionDataSourceProxy.defaultAuto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ConnectionDataSourceProxy.getConnection( String username ,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zyConnectionInvocationHandler.LazyConnectionInvoca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ConnectionDataSourceProxy.LazyConnectionDataSourc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zyConnectionDataSourceProxy.get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zyConnectionInvocationHandler.invoke( Object proxy , Method method , Object [ ] args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4">
            <text:p text:style-name="Table_20_Contents">4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LazyConnectionDataSourceProxy.defaultTransactionIso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ConnectionDataSourceProxy.setDefaultTransactionIsolationName( String consta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ConnectionInvocationHandler.getTargetConnection( Method operatio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